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Text_20_body">
      <style:text-properties officeooo:rsid="005cc85a" officeooo:paragraph-rsid="005cc85a"/>
    </style:style>
    <style:style style:name="P8" style:family="paragraph" style:parent-style-name="Text_20_body">
      <style:text-properties officeooo:paragraph-rsid="005cc85a"/>
    </style:style>
    <style:style style:name="P9" style:family="paragraph" style:parent-style-name="Text_20_body">
      <style:text-properties officeooo:paragraph-rsid="005e1b13"/>
    </style:style>
    <style:style style:name="P10" style:family="paragraph" style:parent-style-name="Text_20_body">
      <style:text-properties officeooo:paragraph-rsid="00654867"/>
    </style:style>
    <style:style style:name="P11" style:family="paragraph" style:parent-style-name="Text_20_body">
      <style:text-properties officeooo:rsid="0076dfc6" officeooo:paragraph-rsid="0076dfc6"/>
    </style:style>
    <style:style style:name="P12" style:family="paragraph" style:parent-style-name="Heading_20_1">
      <style:text-properties officeooo:rsid="00713127" officeooo:paragraph-rsid="007324e2"/>
    </style:style>
    <style:style style:name="P13" style:family="paragraph" style:parent-style-name="Heading_20_2">
      <style:text-properties officeooo:paragraph-rsid="0062965d"/>
    </style:style>
    <style:style style:name="P14" style:family="paragraph" style:parent-style-name="Heading_20_2">
      <style:text-properties officeooo:rsid="0073cd8f" officeooo:paragraph-rsid="0073cd8f"/>
    </style:style>
    <style:style style:name="P15" style:family="paragraph" style:parent-style-name="Heading_20_3">
      <style:text-properties officeooo:rsid="005ec4ef" officeooo:paragraph-rsid="005ec4ef"/>
    </style:style>
    <style:style style:name="P16" style:family="paragraph" style:parent-style-name="Code">
      <style:text-properties officeooo:rsid="004b5d80" officeooo:paragraph-rsid="00594092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6" style:family="text">
      <style:text-properties officeooo:rsid="0005446a"/>
    </style:style>
    <style:style style:name="T7" style:family="text">
      <style:text-properties officeooo:rsid="0014b18e"/>
    </style:style>
    <style:style style:name="T8" style:family="text">
      <style:text-properties officeooo:rsid="00024397"/>
    </style:style>
    <style:style style:name="T9" style:family="text">
      <style:text-properties officeooo:rsid="003b578a"/>
    </style:style>
    <style:style style:name="T10" style:family="text">
      <style:text-properties officeooo:rsid="0040f6d5"/>
    </style:style>
    <style:style style:name="T11" style:family="text">
      <style:text-properties officeooo:rsid="00519ef0"/>
    </style:style>
    <style:style style:name="T12" style:family="text">
      <style:text-properties officeooo:rsid="00594092"/>
    </style:style>
    <style:style style:name="T13" style:family="text">
      <style:text-properties officeooo:rsid="005c5edb"/>
    </style:style>
    <style:style style:name="T14" style:family="text">
      <style:text-properties officeooo:rsid="005c671e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36bf23"/>
    </style:style>
    <style:style style:name="T18" style:family="text">
      <style:text-properties officeooo:rsid="00654867"/>
    </style:style>
    <style:style style:name="T19" style:family="text">
      <style:text-properties officeooo:rsid="007324e2"/>
    </style:style>
    <style:style style:name="T20" style:family="text">
      <style:text-properties officeooo:rsid="0073d47b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8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333_620839083" text:style-name="Index_20_Link" text:visited-style-name="Index_20_Link">Table Of Contents<text:tab/>2</text:a></text:p>
          <text:p text:style-name="P17"><text:a xlink:type="simple" xlink:href="#__RefHeading__892_620839083" text:style-name="Index_20_Link" text:visited-style-name="Index_20_Link">DataBroker<text:tab/>3</text:a></text:p>
          <text:p text:style-name="P18"><text:a xlink:type="simple" xlink:href="#__RefHeading__894_620839083" text:style-name="Index_20_Link" text:visited-style-name="Index_20_Link">Data Flow<text:tab/>3</text:a></text:p>
          <text:p text:style-name="P19"><text:a xlink:type="simple" xlink:href="#__RefHeading__896_620839083" text:style-name="Index_20_Link" text:visited-style-name="Index_20_Link">Data Flow Nodes<text:tab/>3</text:a></text:p>
          <text:p text:style-name="P18"><text:a xlink:type="simple" xlink:href="#__RefHeading__898_620839083" text:style-name="Index_20_Link" text:visited-style-name="Index_20_Link">Metadata<text:tab/>3</text:a></text:p>
          <text:p text:style-name="P19"><text:a xlink:type="simple" xlink:href="#__RefHeading__900_620839083" text:style-name="Index_20_Link" text:visited-style-name="Index_20_Link">Metadata API<text:tab/>3</text:a></text:p>
          <text:p text:style-name="P17"><text:a xlink:type="simple" xlink:href="#__RefHeading__335_620839083" text:style-name="Index_20_Link" text:visited-style-name="Index_20_Link">Implementing Data Flow Nodes<text:tab/>4</text:a></text:p>
          <text:p text:style-name="P18"><text:a xlink:type="simple" xlink:href="#__RefHeading__337_620839083" text:style-name="Index_20_Link" text:visited-style-name="Index_20_Link">Types<text:tab/>4</text:a></text:p>
          <text:p text:style-name="P19"><text:a xlink:type="simple" xlink:href="#__RefHeading__339_620839083" text:style-name="Index_20_Link" text:visited-style-name="Index_20_Link">DataSource<text:tab/>4</text:a></text:p>
          <text:p text:style-name="P19"><text:a xlink:type="simple" xlink:href="#__RefHeading__341_620839083" text:style-name="Index_20_Link" text:visited-style-name="Index_20_Link">DataProcessor<text:tab/>4</text:a></text:p>
          <text:p text:style-name="P19"><text:a xlink:type="simple" xlink:href="#__RefHeading__343_620839083" text:style-name="Index_20_Link" text:visited-style-name="Index_20_Link">DataSink<text:tab/>4</text:a></text:p>
          <text:p text:style-name="P19"><text:a xlink:type="simple" xlink:href="#__RefHeading__345_620839083" text:style-name="Index_20_Link" text:visited-style-name="Index_20_Link">DataService<text:tab/>4</text:a></text:p>
          <text:p text:style-name="P19"><text:a xlink:type="simple" xlink:href="#__RefHeading__347_620839083" text:style-name="Index_20_Link" text:visited-style-name="Index_20_Link">DataStore<text:tab/>4</text:a></text:p>
          <text:p text:style-name="P17"><text:a xlink:type="simple" xlink:href="#__RefHeading__349_620839083" text:style-name="Index_20_Link" text:visited-style-name="Index_20_Link">Plug-In Packaging<text:tab/>5</text:a></text:p>
          <text:p text:style-name="P18"><text:a xlink:type="simple" xlink:href="#__RefHeading__351_620839083" text:style-name="Index_20_Link" text:visited-style-name="Index_20_Link">Wildfly-8.1.0.Final<text:tab/>5</text:a></text:p>
          <text:p text:style-name="P19"><text:a xlink:type="simple" xlink:href="#__RefHeading__353_620839083" text:style-name="Index_20_Link" text:visited-style-name="Index_20_Link">pom.xml<text:tab/>5</text:a></text:p>
          <text:p text:style-name="P19"><text:a xlink:type="simple" xlink:href="#__RefHeading__355_620839083" text:style-name="Index_20_Link" text:visited-style-name="Index_20_Link">pom.xml<text:tab/>6</text:a></text:p>
          <text:p text:style-name="P19"><text:a xlink:type="simple" xlink:href="#__RefHeading__357_620839083" text:style-name="Index_20_Link" text:visited-style-name="Index_20_Link">pom.xml<text:tab/>7</text:a></text:p>
          <text:p text:style-name="P19"><text:a xlink:type="simple" xlink:href="#__RefHeading__359_620839083" text:style-name="Index_20_Link" text:visited-style-name="Index_20_Link">beans.xml<text:tab/>8</text:a></text:p>
          <text:p text:style-name="P19"><text:a xlink:type="simple" xlink:href="#__RefHeading__361_620839083" text:style-name="Index_20_Link" text:visited-style-name="Index_20_Link">jboss-deployment-structure.xml<text:tab/>8</text:a></text:p>
          <text:p text:style-name="P17"><text:a xlink:type="simple" xlink:href="#__RefHeading__363_620839083" text:style-name="Index_20_Link" text:visited-style-name="Index_20_Link">Metadata API Model<text:tab/>9</text:a></text:p>
          <text:p text:style-name="P18"><text:a xlink:type="simple" xlink:href="#__RefHeading__365_620839083" text:style-name="Index_20_Link" text:visited-style-name="Index_20_Link">Examples<text:tab/>9</text:a></text:p>
          <text:p text:style-name="P19"><text:a xlink:type="simple" xlink:href="#__RefHeading__367_620839083" text:style-name="Index_20_Link" text:visited-style-name="Index_20_Link">Example Interface of Annotations<text:tab/>9</text:a></text:p>
          <text:p text:style-name="P19"><text:a xlink:type="simple" xlink:href="#__RefHeading__369_620839083" text:style-name="Index_20_Link" text:visited-style-name="Index_20_Link">Example Obtaining information<text:tab/>9</text:a></text:p>
          <text:p text:style-name="P17"><text:a xlink:type="simple" xlink:href="#__RefHeading__902_620839083" text:style-name="Index_20_Link" text:visited-style-name="Index_20_Link">Index<text:tab/>10</text:a></text:p>
        </text:index-body>
      </text:table-of-content>
      <text:p text:style-name="P10"/>
      <text:h text:style-name="P12" text:outline-level="1"><text:bookmark-start text:name="__RefHeading__892_620839083"/><text:span text:style-name="T19">DataBroker</text:span><text:bookmark-end text:name="__RefHeading__892_620839083"/></text:h>
      <text:p text:style-name="P11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14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20">Implementing Data </text:span>Flow<text:span text:style-name="T16"> Nodes</text:span><text:bookmark-end text:name="__RefHeading__335_620839083"/></text:h>
      <text:h text:style-name="Heading_20_2" text:outline-level="2"><text:bookmark-start text:name="__RefHeading__337_620839083"/>Types<text:bookmark-end text:name="__RefHeading__337_620839083"/></text:h>
      <text:h text:style-name="P15" text:outline-level="3"><text:bookmark-start text:name="__RefHeading__339_620839083"/>DataSource<text:bookmark-end text:name="__RefHeading__339_620839083"/></text:h>
      <text:h text:style-name="Heading_20_3" text:outline-level="3"><text:bookmark-start text:name="__RefHeading__341_620839083"/>DataProcessor<text:bookmark-end text:name="__RefHeading__341_620839083"/></text:h>
      <text:h text:style-name="Heading_20_3" text:outline-level="3"><text:bookmark-start text:name="__RefHeading__343_620839083"/>DataSink<text:bookmark-end text:name="__RefHeading__343_620839083"/></text:h>
      <text:h text:style-name="Heading_20_3" text:outline-level="3"><text:bookmark-start text:name="__RefHeading__345_620839083"/>DataService<text:bookmark-end text:name="__RefHeading__345_620839083"/></text:h>
      <text:h text:style-name="Heading_20_3" text:outline-level="3"><text:bookmark-start text:name="__RefHeading__347_620839083"/>DataStore<text:bookmark-end text:name="__RefHeading__347_620839083"/></text:h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9"/>
      <text:h text:style-name="P13" text:outline-level="2"><text:bookmark-start text:name="__RefHeading__351_620839083"/><text:span text:style-name="T16">Wildfly-8.1.0.Final</text:span><text:bookmark-end text:name="__RefHeading__351_620839083"/></text:h>
      <text:p text:style-name="P7"/>
      <text:p text:style-name="Code">mvn -P wildfly clean install</text:p>
      <text:p text:style-name="Text_20_body"/>
      <text:p text:style-name="Code">mvn -Dwildfly.username=<text:span text:style-name="T4">myusername</text:span> -Dwildfly.password=<text:span text:style-name="T4">mypassword</text:span> <text:span text:style-name="T15">\</text:span><text:line-break/> <text:s text:c="3"/>-Dwildfly.hostname=<text:span text:style-name="T4">myhostname</text:span> -P wildfly clean install</text:p>
      <text:p text:style-name="P8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1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</text:span><text:soft-page-break/><text:span text:style-name="T11"> <text:s text:c="7"/>&lt;plugins&gt;<text:line-break/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<text:soft-page-break/> <text:s text:c="11"/>&lt;scope&gt;provided&lt;/scope&gt;<text:lin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16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2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</text:span><text:soft-page-break/><text:span text:style-name="T12"> <text:s text:c="31"/>&lt;goals&gt;<text:line-break/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0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5">pluginname</text:span>-<text:span text:style-name="T5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Heading_20_1" text:outline-level="1"><text:bookmark-start text:name="__RefHeading__363_620839083"/><text:span text:style-name="T17">Metadata API Model</text:span>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9">Example Interface</text:span> of <text:span text:style-name="T6">Annotations</text:span><text:bookmark-end text:name="__RefHeading__367_620839083"/></text:h>
      <text:p text:style-name="P5"><text:span text:style-name="T6">import com.arjuna.databroker.metadata.annotations.MetadataContentView;</text:span><text:line-break/><text:span text:style-name="T6">import com.arjuna.databroker.metadata.annotations.MetadataStatementMapping;</text:span><text:line-break/><text:line-break/><text:span text:style-name="T7">@MetadataContentView</text:span><text:line-break/>public interface <text:span text:style-name="T8">My</text:span>DataSource<text:line-break/>{<text:line-break/> <text:s text:c="3"/><text:span text:style-name="T8">@MetadataStatementMapping(name = “http://rdfs.arjuna.com/description#hasTitle”,<text:line-break/> <text:s text:c="29"/>type = "http://www.w3.org/2001/XMLSchema#string")</text:span><text:line-break/> <text:s text:c="3"/><text:span text:style-name="T8">public String getTitle();<text:line-break/></text:span><text:line-break/> <text:s text:c="3"/><text:span text:style-name="T8">@MetadataStatementMapping(name = “http://rdfs.arjuna.com/description#hasSummary”,<text:line-break/> <text:s text:c="29"/>type = "http://www.w3.org/2001/XMLSchema#string")</text:span><text:line-break/> <text:s text:c="3"/><text:span text:style-name="T8">public String getSummary();<text:line-break/></text:span><text:line-break/> <text:s text:c="3"/><text:span text:style-name="T8">@MetadataStatementMapping(name = “http://rdfs.arjuna.com/description#hasDetails”,<text:line-break/> <text:s text:c="29"/>type = "http://www.w3.org/2001/XMLSchema#string")</text:span><text:line-break/> <text:s text:c="3"/><text:span text:style-name="T8">public String getDetails();<text:line-break/></text:span>};</text:p>
      <text:h text:style-name="Heading_20_3" text:outline-level="3"><text:bookmark-start text:name="__RefHeading__369_620839083"/><text:span text:style-name="T9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Heading_20_1" text:outline-level="1"><text:bookmark-start text:name="__RefHeading__902_620839083"/>Index<text:bookmark-end text:name="__RefHeading__902_620839083"/></text:h>
      <text:alphabetical-index text:style-name="Sect2" text:protected="true" text:name="Alphabetical Index1">
        <text:alphabetical-index-source text:main-entry-style-name="Main_20_index_20_entry"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0</text:page-number></text:span><text:span text:style-name="MT3"> </text:span><text:span text:style-name="MT4">of 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7M34S</meta:editing-duration>
    <meta:editing-cycles>102</meta:editing-cycles>
    <meta:generator>LibreOffice/4.3.0.4$Windows_x86 LibreOffice_project/62ad5818884a2fc2e5780dd45466868d41009ec0</meta:generator>
    <dc:date>2014-10-01T13:30:06.649000000</dc:date>
    <meta:document-statistic meta:table-count="0" meta:image-count="0" meta:object-count="0" meta:page-count="10" meta:paragraph-count="65" meta:word-count="447" meta:character-count="9697" meta:non-whitespace-character-count="7198"/>
    <meta:user-defined meta:name="Info 1"/>
    <meta:user-defined meta:name="Info 2"/>
    <meta:user-defined meta:name="Info 3"/>
    <meta:user-defined meta:name="Info 4"/>
  </office:meta>
</office:document-meta>
</file>